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 = (Rs-550)/137.5</text:p>
          </table:table-cell>
          <table:table-cell office:value-type="string" calcext:value-type="string">
            <text:p>Rs = resistencia (Ohms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 = tensao do solo (cba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nte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Sensor</text:p>
          </table:table-cell>
          <table:table-cell/>
          <table:table-cell office:value-type="string" calcext:value-type="string">
            <text:p>medidas em cbar (kPA)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([.A5]-550)/137.5" office:value-type="float" office:value="7.63636363636364" calcext:value-type="float">
            <text:p>7.63636363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&lt; Ta &lt; 10</text:p>
          </table:table-cell>
          <table:table-cell office:value-type="string" calcext:value-type="string">
            <text:p>solo saturado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([.A6]-550)/137.5"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 &lt; Ta &lt; 30</text:p>
          </table:table-cell>
          <table:table-cell office:value-type="string" calcext:value-type="string">
            <text:p>solo adequadamente umido (exceto para areia fina)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([.A7]-550)/137.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0 &lt; Ta &lt; 60</text:p>
          </table:table-cell>
          <table:table-cell office:value-type="string" calcext:value-type="string">
            <text:p>indicativo para regar o solo (excedo barro pesado)</text:p>
          </table:table-cell>
        </table:table-row>
        <table:table-row table:style-name="ro1">
          <table:table-cell/>
          <table:table-cell table:formula="of:=([.A8]-550)/137.5"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60 &lt; Ta &lt; 100</text:p>
          </table:table-cell>
          <table:table-cell office:value-type="string" calcext:value-type="string">
            <text:p>indicativo para regar solo de barro pesado</text:p>
          </table:table-cell>
        </table:table-row>
        <table:table-row table:style-name="ro1">
          <table:table-cell/>
          <table:table-cell table:formula="of:=([.A9]-550)/137.5"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100 &lt; Ta &lt; 200</text:p>
          </table:table-cell>
          <table:table-cell office:value-type="string" calcext:value-type="string">
            <text:p>solo se tornando perigosamente árido para plantio</text:p>
          </table:table-cell>
        </table:table-row>
        <table:table-row table:style-name="ro1">
          <table:table-cell/>
          <table:table-cell table:formula="of:=([.A10]-550)/137.5"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Fonte: <text:a xlink:href="http://www.irrometer.com/basics.html" xlink:type="simple">http://www.irrometer.com/basics.html</text:a></text:p>
          </table:table-cell>
          <table:table-cell/>
        </table:table-row>
        <table:table-row table:style-name="ro1">
          <table:table-cell/>
          <table:table-cell table:formula="of:=([.A11]-550)/137.5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table:formula="of:=([.A12]-550)/137.5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table:formula="of:=([.A13]-550)/137.5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table:formula="of:=([.A14]-550)/137.5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table:formula="of:=([.A15]-550)/137.5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table:formula="of:=([.A16]-550)/137.5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table:formula="of:=([.A17]-550)/137.5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table:formula="of:=([.A18]-550)/137.5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table:formula="of:=([.A19]-550)/137.5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nownResistor</text:p>
          </table:table-cell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plyVoltage</text:p>
          </table:table-cell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sorVoltage</text:p>
          </table:table-cell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sistance = (knownResistor * (supplyVoltage – sensorVoltage) / sensorVoltage)</text:p>
          </table:table-cell>
          <table:table-cell table:number-columns-repeated="5"/>
        </table:table-row>
        <table:table-row table:style-name="ro1">
          <table:table-cell table:style-name="ce1" table:formula="of:=([.B21]*([.B22]-[.B23])/[.B23])" office:value-type="float" office:value="1227.56132756133" calcext:value-type="float">
            <text:p>1,227.56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P = tensao do solo (cbar/kP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 = resistencia do solo (kOhm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 = temperatura do solo (Celsiu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 = (3.213 * R + 4.093) / (1-0.009733 * R – 0.01205 * T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nte: <text:a xlink:href="http://www.kimberly.uidaho.edu/water/swm/Calibration_Watermark2.htm" xlink:type="simple">http://www.kimberly.uidaho.edu/water/swm/Calibration_Watermark2.htm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casopisi.junis.ni.ac.rs/index.php/FUWorkLivEnvProt/article/download/593/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209.65.187.195:8000/WirelessSensing/Watermark%20Calibration%20Report-Shock.pdf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2" calcext:value-type="float">
            <text:p>32</text:p>
          </table:table-cell>
          <table:table-cell table:formula="of:=(3.213*[.A39]+4.093)/(1-0.009733*[.A39]-0.01205*[.B39])" office:value-type="float" office:value="14.8591073198505" calcext:value-type="float">
            <text:p>14.8591073199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Outro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www.emesystems.com/pdfs/SMX.pdf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2:25:34.840133856</meta:creation-date>
    <dc:date>2016-10-02T13:21:22.178958351</dc:date>
    <meta:editing-duration>PT35M13S</meta:editing-duration>
    <meta:editing-cycles>8</meta:editing-cycles>
    <meta:generator>LibreOffice/5.1.5.2$Linux_X86_64 LibreOffice_project/10$Build-2</meta:generator>
    <meta:document-statistic meta:table-count="1" meta:cell-count="63" meta:object-count="0"/>
  </office:meta>
</office:document-meta>
</file>